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C000000A8730C88C99BBA2628.png" manifest:media-type="image/png"/>
  <manifest:file-entry manifest:full-path="Pictures/10000201000005E4000000AEE803F21409F431FF.png" manifest:media-type="image/png"/>
  <manifest:file-entry manifest:full-path="Pictures/1000020100000458000000601D309BF548EC4EE9.png" manifest:media-type="image/png"/>
  <manifest:file-entry manifest:full-path="Pictures/100002010000033E000000300AE6F04A4011A64C.png" manifest:media-type="image/png"/>
  <manifest:file-entry manifest:full-path="Pictures/10000201000005B8000000A4A00479F8D82D4C01.png" manifest:media-type="image/png"/>
  <manifest:file-entry manifest:full-path="Pictures/10000201000005DA000000AAC19440A0822E04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ed626" officeooo:paragraph-rsid="000ed626"/>
    </style:style>
    <style:style style:name="P2" style:family="paragraph" style:parent-style-name="Standard">
      <style:paragraph-properties fo:text-align="start" style:justify-single-word="false"/>
      <style:text-properties style:text-position="0% 100%" fo:font-size="11pt" fo:font-style="normal" style:text-underline-style="none" fo:font-weight="normal" officeooo:rsid="004cc267" officeooo:paragraph-rsid="004cc267"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text-position="0% 100%" fo:font-size="11pt" fo:font-style="normal" style:text-underline-style="none" fo:font-weight="normal" officeooo:rsid="004cc267" officeooo:paragraph-rsid="004d198a"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text-position="0% 100%" fo:font-size="11pt" fo:font-style="italic" style:text-underline-style="none" fo:font-weight="normal" officeooo:rsid="004cc267" officeooo:paragraph-rsid="004cc267" style:font-size-asian="11pt" style:font-style-asian="italic" style:font-weight-asian="normal" style:font-size-complex="11pt" style:font-style-complex="italic" style:font-weight-complex="normal"/>
    </style:style>
    <style:style style:name="P5" style:family="paragraph" style:parent-style-name="Standard">
      <style:paragraph-properties fo:text-align="start" style:justify-single-word="false"/>
      <style:text-properties style:text-position="0% 100%" style:font-name="Liberation Serif" fo:font-size="11pt" fo:font-style="italic" style:text-underline-style="none" fo:font-weight="normal" officeooo:rsid="00480ff5" officeooo:paragraph-rsid="004b5cf7" style:font-size-asian="11pt" style:font-style-asian="italic" style:font-weight-asian="normal" style:font-size-complex="11pt" style:font-style-complex="italic" style:font-weight-complex="normal"/>
    </style:style>
    <style:style style:name="P6" style:family="paragraph" style:parent-style-name="Standard">
      <style:paragraph-properties fo:text-align="start" style:justify-single-word="false"/>
      <style:text-properties style:text-position="0% 100%" style:font-name="Liberation Serif" fo:font-size="14pt" fo:font-style="normal" style:text-underline-style="solid" style:text-underline-width="auto" style:text-underline-color="font-color" fo:font-weight="normal" officeooo:rsid="00480ff5" officeooo:paragraph-rsid="00480ff5"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text-position="0% 100%" fo:font-size="14pt" fo:font-style="normal" style:text-underline-style="solid" style:text-underline-width="auto" style:text-underline-color="font-color" fo:font-weight="normal" officeooo:rsid="00480ff5" officeooo:paragraph-rsid="00480ff5" style:font-size-asian="14pt" style:font-style-asian="normal" style:font-weight-asian="normal" style:font-size-complex="14pt" style:font-style-complex="normal" style:font-weight-complex="normal"/>
    </style:style>
    <style:style style:name="P8" style:family="paragraph" style:parent-style-name="Standard">
      <style:paragraph-properties fo:text-align="center" style:justify-single-word="false"/>
      <style:text-properties fo:font-size="15pt" officeooo:rsid="0015afa7" officeooo:paragraph-rsid="00480ff5" style:font-size-asian="15pt" style:font-size-complex="15pt"/>
    </style:style>
    <style:style style:name="P9" style:family="paragraph" style:parent-style-name="Standard">
      <style:paragraph-properties fo:text-align="center" style:justify-single-word="false"/>
      <style:text-properties fo:font-size="12pt" officeooo:rsid="000ed626" officeooo:paragraph-rsid="00480ff5" style:font-size-asian="12pt" style:font-size-complex="12pt"/>
    </style:style>
    <style:style style:name="P10" style:family="paragraph" style:parent-style-name="Standard">
      <style:paragraph-properties fo:text-align="start" style:justify-single-word="false"/>
      <style:text-properties fo:font-size="12pt" fo:font-weight="bold" officeooo:rsid="000ed626" officeooo:paragraph-rsid="00480ff5"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text-position="0% 100%" fo:font-size="11pt" fo:font-style="normal" style:text-underline-style="none" fo:font-weight="normal" officeooo:rsid="00480ff5" officeooo:paragraph-rsid="00480ff5"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text-position="0% 100%" fo:font-size="11pt" fo:font-style="italic" style:text-underline-style="none" fo:font-weight="normal" officeooo:rsid="00480ff5" officeooo:paragraph-rsid="00480ff5"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start" style:justify-single-word="false"/>
      <style:text-properties style:text-position="0% 100%" fo:font-size="11pt" fo:font-style="italic" style:text-underline-style="none" fo:font-weight="normal" officeooo:rsid="004cc267" officeooo:paragraph-rsid="004cc267"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start" style:justify-single-word="false"/>
      <style:text-properties style:text-position="0% 100%" fo:font-size="11pt" fo:font-style="italic" style:text-underline-style="none" fo:font-weight="normal" officeooo:rsid="004cc267" officeooo:paragraph-rsid="005489c3"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start" style:justify-single-word="false"/>
      <style:text-properties style:text-position="0% 100%" style:font-name="Liberation Serif1" fo:font-size="11pt" fo:font-style="normal" style:text-underline-style="none" fo:font-weight="normal" officeooo:rsid="004d198a" officeooo:paragraph-rsid="004cc267" style:font-name-asian="Liberation Serif1" style:font-size-asian="11pt" style:font-style-asian="normal" style:font-weight-asian="normal" style:font-name-complex="Liberation Serif1" style:font-size-complex="11pt" style:font-style-complex="normal" style:font-weight-complex="normal"/>
    </style:style>
    <style:style style:name="P16" style:family="paragraph" style:parent-style-name="Standard">
      <style:paragraph-properties fo:text-align="start" style:justify-single-word="false"/>
      <style:text-properties style:text-position="0% 100%" style:font-name="Liberation Serif1" fo:font-size="11pt" fo:font-style="normal" style:text-underline-style="none" fo:font-weight="normal" officeooo:rsid="004d198a" officeooo:paragraph-rsid="004d198a" style:font-name-asian="Liberation Serif1" style:font-size-asian="11pt" style:font-style-asian="normal" style:font-weight-asian="normal" style:font-name-complex="Liberation Serif1" style:font-size-complex="11pt" style:font-style-complex="normal" style:font-weight-complex="normal"/>
    </style:style>
    <style:style style:name="P17" style:family="paragraph" style:parent-style-name="Standard">
      <style:paragraph-properties fo:text-align="start" style:justify-single-word="false"/>
      <style:text-properties style:text-position="0% 100%" style:font-name="Liberation Serif1" fo:font-size="11pt" fo:font-style="normal" style:text-underline-style="none" fo:font-weight="normal" officeooo:rsid="004d198a" officeooo:paragraph-rsid="005489c3" style:font-name-asian="Liberation Serif1" style:font-size-asian="11pt" style:font-style-asian="normal" style:font-weight-asian="normal" style:font-name-complex="Liberation Serif1" style:font-size-complex="11pt" style:font-style-complex="normal" style:font-weight-complex="normal"/>
    </style:style>
    <style:style style:name="P18" style:family="paragraph" style:parent-style-name="Standard">
      <style:paragraph-properties fo:text-align="start" style:justify-single-word="false"/>
      <style:text-properties style:text-position="0% 100%" style:font-name="Liberation Serif1" fo:font-size="11pt" fo:font-style="normal" style:text-underline-style="none" fo:font-weight="normal" officeooo:rsid="004dbb1b" officeooo:paragraph-rsid="004dbb1b" style:font-name-asian="Liberation Serif1" style:font-size-asian="11pt" style:font-style-asian="normal" style:font-weight-asian="normal" style:font-name-complex="Liberation Serif1" style:font-size-complex="11pt" style:font-style-complex="normal" style:font-weight-complex="normal"/>
    </style:style>
    <style:style style:name="P19" style:family="paragraph" style:parent-style-name="Standard">
      <style:paragraph-properties fo:text-align="start" style:justify-single-word="false"/>
      <style:text-properties style:text-position="0% 100%" style:font-name="Liberation Serif1" fo:font-size="11pt" fo:font-style="normal" style:text-underline-style="none" fo:font-weight="normal" officeooo:rsid="004b5cf7" officeooo:paragraph-rsid="004b5cf7" style:font-name-asian="Liberation Serif1" style:font-size-asian="11pt" style:font-style-asian="normal" style:font-weight-asian="normal" style:font-name-complex="Liberation Serif1" style:font-size-complex="11pt" style:font-style-complex="normal" style:font-weight-complex="normal"/>
    </style:style>
    <style:style style:name="P20" style:family="paragraph" style:parent-style-name="Standard">
      <style:paragraph-properties fo:text-align="start" style:justify-single-word="false"/>
      <style:text-properties style:text-position="0% 100%" style:font-name="Liberation Serif1" fo:font-size="11pt" fo:font-style="normal" style:text-underline-style="none" fo:font-weight="normal" officeooo:rsid="005dc6ed" officeooo:paragraph-rsid="005dc6ed" style:font-name-asian="Liberation Serif1" style:font-size-asian="11pt" style:font-style-asian="normal" style:font-weight-asian="normal" style:font-name-complex="Liberation Serif1" style:font-size-complex="11pt" style:font-style-complex="normal" style:font-weight-complex="normal"/>
    </style:style>
    <style:style style:name="P21" style:family="paragraph" style:parent-style-name="Standard">
      <style:paragraph-properties fo:text-align="start" style:justify-single-word="false"/>
      <style:text-properties style:text-position="0% 100%" style:font-name="Liberation Serif1" fo:font-size="11pt" fo:font-style="italic" style:text-underline-style="none" fo:font-weight="normal" officeooo:rsid="004d198a" officeooo:paragraph-rsid="004d198a" style:font-name-asian="Liberation Serif1" style:font-size-asian="11pt" style:font-style-asian="italic" style:font-weight-asian="normal" style:font-name-complex="Liberation Serif1" style:font-size-complex="11pt" style:font-style-complex="italic" style:font-weight-complex="normal"/>
    </style:style>
    <style:style style:name="P22" style:family="paragraph" style:parent-style-name="Standard">
      <style:paragraph-properties fo:text-align="start" style:justify-single-word="false"/>
      <style:text-properties style:text-position="0% 100%" style:font-name="Liberation Serif1" fo:font-size="11pt" fo:font-style="italic" style:text-underline-style="none" fo:font-weight="normal" officeooo:rsid="004b648b" officeooo:paragraph-rsid="005489c3" style:font-name-asian="Liberation Serif1" style:font-size-asian="11pt" style:font-style-asian="italic" style:font-weight-asian="normal" style:font-name-complex="Liberation Serif1" style:font-size-complex="11pt" style:font-style-complex="italic" style:font-weight-complex="normal"/>
    </style:style>
    <style:style style:name="P23"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9d490" officeooo:paragraph-rsid="00480ff5"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9d490" officeooo:paragraph-rsid="005489c3"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b648b" officeooo:paragraph-rsid="005489c3"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cc267" officeooo:paragraph-rsid="005489c3"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489c3" officeooo:paragraph-rsid="005489c3"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b5cf7" officeooo:paragraph-rsid="0055f37e"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9d490" officeooo:paragraph-rsid="0055f37e" style:font-name-asian="Liberation Serif1" style:font-size-asian="11pt" style:font-style-asian="normal" style:font-weight-asian="normal" style:font-name-complex="Liberation Serif1" style:font-size-complex="11pt" style:font-style-complex="normal" style:font-weight-complex="normal"/>
    </style:style>
    <style:style style:name="P30"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c4d1c" officeooo:paragraph-rsid="005c4d1c" style:font-name-asian="Liberation Serif1" style:font-size-asian="11pt" style:font-style-asian="normal" style:font-weight-asian="normal" style:font-name-complex="Liberation Serif1" style:font-size-complex="11pt" style:font-style-complex="normal" style:font-weight-complex="normal"/>
    </style:style>
    <style:style style:name="P31" style:family="paragraph" style:parent-style-name="Standard">
      <style:paragraph-properties fo:text-align="start" style:justify-single-word="false"/>
      <style:text-properties style:text-position="0% 100%" style:font-name="Liberation Serif" fo:font-size="11pt" fo:font-style="normal" style:text-underline-style="none" fo:font-weight="bold" officeooo:rsid="00480ff5" officeooo:paragraph-rsid="00480ff5" style:font-size-asian="11pt" style:font-style-asian="normal" style:font-weight-asian="bold" style:font-size-complex="11pt" style:font-style-complex="normal" style:font-weight-complex="bold"/>
    </style:style>
    <style:style style:name="P32" style:family="paragraph" style:parent-style-name="Standard">
      <style:paragraph-properties fo:text-align="start" style:justify-single-word="false"/>
      <style:text-properties style:text-position="0% 100%" style:font-name="Liberation Serif" fo:font-size="11pt" fo:font-style="italic" style:text-underline-style="none" fo:font-weight="normal" officeooo:rsid="005489c3" officeooo:paragraph-rsid="005489c3"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start" style:justify-single-word="false"/>
      <style:text-properties style:text-position="0% 100%" style:font-name="Liberation Serif" fo:font-size="11pt" fo:font-style="italic" style:text-underline-style="none" fo:font-weight="normal" officeooo:rsid="005489c3" officeooo:paragraph-rsid="0055f37e" style:font-size-asian="11pt" style:font-style-asian="italic" style:font-weight-asian="normal" style:font-size-complex="11pt" style:font-style-complex="italic" style:font-weight-complex="normal"/>
    </style:style>
    <style:style style:name="T1" style:family="text">
      <style:text-properties fo:font-size="12pt" officeooo:rsid="000ed626" style:font-size-asian="12pt" style:font-size-complex="12pt"/>
    </style:style>
    <style:style style:name="T2" style:family="text">
      <style:text-properties style:font-name="Liberation Serif" fo:font-size="16pt" fo:font-weight="bold" officeooo:rsid="0029f159" style:font-size-asian="16pt" style:font-weight-asian="bold" style:font-size-complex="16pt" style:font-weight-complex="bold"/>
    </style:style>
    <style:style style:name="T3" style:family="text">
      <style:text-properties style:font-name="Liberation Serif" fo:font-size="16pt" fo:font-weight="bold" officeooo:rsid="00480ff5" style:font-size-asian="16pt" style:font-weight-asian="bold" style:font-size-complex="16pt" style:font-weight-complex="bold"/>
    </style:style>
    <style:style style:name="T4" style:family="text">
      <style:text-properties style:font-name="Liberation Serif" officeooo:rsid="004b5cf7"/>
    </style:style>
    <style:style style:name="T5" style:family="text">
      <style:text-properties style:font-name="Liberation Serif" officeooo:rsid="004b5cf7" style:font-name-asian="Liberation Serif1" style:font-name-complex="Liberation Serif1"/>
    </style:style>
    <style:style style:name="T6" style:family="text">
      <style:text-properties fo:font-size="18pt" officeooo:rsid="000ed626" style:font-size-asian="15.75pt" style:font-size-complex="18pt"/>
    </style:style>
    <style:style style:name="T7" style:family="text">
      <style:text-properties officeooo:rsid="0029f159"/>
    </style:style>
    <style:style style:name="T8" style:family="text">
      <style:text-properties officeooo:rsid="0049d490"/>
    </style:style>
    <style:style style:name="T9" style:family="text">
      <style:text-properties style:font-name="Liberation Serif1"/>
    </style:style>
    <style:style style:name="T10" style:family="text">
      <style:text-properties style:font-name="Liberation Serif1" style:font-name-asian="Liberation Serif1" style:font-name-complex="Liberation Serif1"/>
    </style:style>
    <style:style style:name="T11" style:family="text">
      <style:text-properties style:font-name="Liberation Serif1" officeooo:rsid="0049d490" style:font-name-asian="Liberation Serif1" style:font-name-complex="Liberation Serif1"/>
    </style:style>
    <style:style style:name="T12" style:family="text">
      <style:text-properties style:font-name="Liberation Serif1" officeooo:rsid="004b5cf7" style:font-name-asian="Liberation Serif1" style:font-name-complex="Liberation Serif1"/>
    </style:style>
    <style:style style:name="T13" style:family="text">
      <style:text-properties style:font-name="Liberation Serif1" officeooo:rsid="004b648b" style:font-name-asian="Liberation Serif1" style:font-name-complex="Liberation Serif1"/>
    </style:style>
    <style:style style:name="T14" style:family="text">
      <style:text-properties style:font-name="Liberation Serif1" officeooo:rsid="004ba28a" style:font-name-asian="Liberation Serif1" style:font-name-complex="Liberation Serif1"/>
    </style:style>
    <style:style style:name="T15" style:family="text">
      <style:text-properties style:font-name="Liberation Serif1" officeooo:rsid="004d198a" style:font-name-asian="Liberation Serif1" style:font-name-complex="Liberation Serif1"/>
    </style:style>
    <style:style style:name="T16" style:family="text">
      <style:text-properties style:font-name="Liberation Serif1" officeooo:rsid="005489c3" style:font-name-asian="Liberation Serif1" style:font-name-complex="Liberation Serif1"/>
    </style:style>
    <style:style style:name="T17" style:family="text">
      <style:text-properties style:font-name="Liberation Serif1" officeooo:rsid="0055f37e" style:font-name-asian="Liberation Serif1" style:font-name-complex="Liberation Serif1"/>
    </style:style>
    <style:style style:name="T18" style:family="text">
      <style:text-properties style:font-name="Liberation Serif1" officeooo:rsid="005dc6ed" style:font-name-asian="Liberation Serif1" style:font-name-complex="Liberation Serif1"/>
    </style:style>
    <style:style style:name="T19" style:family="text">
      <style:text-properties style:font-name="Liberation Serif1" fo:font-style="italic" style:font-name-asian="Liberation Serif1" style:font-style-asian="italic" style:font-name-complex="Liberation Serif1" style:font-style-complex="italic"/>
    </style:style>
    <style:style style:name="T20" style:family="text">
      <style:text-properties style:font-name="Liberation Serif1" fo:font-style="italic" officeooo:rsid="0055f37e" style:font-name-asian="Liberation Serif1" style:font-style-asian="italic" style:font-name-complex="Liberation Serif1" style:font-style-complex="italic"/>
    </style:style>
    <style:style style:name="T21" style:family="text">
      <style:text-properties style:font-name="Liberation Serif1" officeooo:rsid="0055f37e"/>
    </style:style>
    <style:style style:name="T22" style:family="text">
      <style:text-properties style:font-name="Liberation Serif1" officeooo:rsid="005c4d1c"/>
    </style:style>
    <style:style style:name="T23" style:family="text">
      <style:text-properties officeooo:rsid="0052dae9"/>
    </style:style>
    <style:style style:name="T24" style:family="text">
      <style:text-properties officeooo:rsid="004b5cf7"/>
    </style:style>
    <style:style style:name="T25" style:family="text">
      <style:text-properties officeooo:rsid="0055f37e"/>
    </style:style>
    <style:style style:name="T26" style:family="text">
      <style:text-properties officeooo:rsid="005c0c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Assignment </text:span><text:span text:style-name="T3">5</text:span><text:span text:style-name="T2">: </text:span><text:span text:style-name="T3">Pacman Adversarial Search</text:span><text:span text:style-name="T6"><text:line-break/></text:span><text:span text:style-name="T1">Mano Marichal </text:span></text:p>
      <text:p text:style-name="P9"><text:span text:style-name="T7">Artificial Intellengence</text:span><text:line-break/>University of Antwerp</text:p>
      <text:p text:style-name="P10"/>
      <text:p text:style-name="P7">Evaluatiefunctie vraag 1:</text:p>
      <text:p text:style-name="P11"><draw:frame draw:style-name="fr1" draw:name="Image4" text:anchor-type="paragraph" svg:x="0.0028in" svg:y="0.0835in" svg:width="4.3228in" svg:height="0.25in" draw:z-index="1"><draw:image xlink:href="Pictures/100002010000033E000000300AE6F04A4011A64C.png" xlink:type="simple" xlink:show="embed" xlink:actuate="onLoad" loext:mime-type="image/png"/></draw:frame></text:p>
      <text:p text:style-name="P12"/>
      <text:p text:style-name="P4"><draw:frame draw:style-name="fr1" draw:name="Image3" text:anchor-type="paragraph" svg:x="0.0102in" svg:y="0.1634in" svg:width="6.6929in" svg:height="0.7591in" draw:z-index="0"><draw:image xlink:href="Pictures/10000201000005DA000000AAC19440A0822E041F.png" xlink:type="simple" xlink:show="embed" xlink:actuate="onLoad" loext:mime-type="image/png"/></draw:frame></text:p>
      <text:p text:style-name="P4">ghostIsNear:</text:p>
      <text:p text:style-name="P2">Dit feature wordt <text:span text:style-name="T4"><text:s/>-</text:span><text:span text:style-name="T12">∞ </text:span><text:span text:style-name="T15">wanneer er een ghost op onze positie staat </text:span><text:span text:style-name="T12"><text:s/>om te vermijden dat we sterven. </text:span><text:span text:style-name="T15">Anders wordt het 0 zodat het geen impact heeft op de score.</text:span></text:p>
      <text:p text:style-name="P15"/>
      <text:p text:style-name="P21">scoreIncrease:</text:p>
      <text:p text:style-name="P3"><text:span text:style-name="T10">Dit feature wordt </text:span><text:span text:style-name="T5"><text:s/></text:span><text:span text:style-name="T12">∞ </text:span><text:span text:style-name="T15">wanneer we actie de score van het spel verhoogt, zodat we zeker deze actie nemen.</text:span><text:span text:style-name="T12"> </text:span><text:span text:style-name="T15">Indien we deze score niet verhogen wordt het 0 zodat het geen impact heeft.</text:span></text:p>
      <text:p text:style-name="P16"/>
      <text:p text:style-name="P21"><text:span text:style-name="T26">n</text:span>earestFood:</text:p>
      <text:p text:style-name="P16">Dit feature <text:span text:style-name="T23">geeft de afstand tot het dichstbijzijnde food</text:span>. <text:span text:style-name="T23">We gebruiken de reciprocal omdat we een hogere score willen wanneer de afstand kleiner wordt.</text:span> Wanneer ghostIsNear en scoreIncrease allebei 0 zijn gaan we <text:span text:style-name="T23">dus </text:span>op zoek naar het dichtsbijzijnde food. </text:p>
      <text:p text:style-name="P16"/>
      <text:p text:style-name="P18">Met deze evaluatiefunctie krijgen we de volgende resultaten</text:p>
      <text:p text:style-name="P11"/>
      <text:p text:style-name="P6">Evaluatiefunctie vraag 5:</text:p>
      <text:p text:style-name="P31"><draw:frame draw:style-name="fr1" draw:name="Image1" text:anchor-type="paragraph" svg:x="0.0035in" svg:y="0.1252in" svg:width="5.7917in" svg:height="0.5in" draw:z-index="2"><draw:image xlink:href="Pictures/1000020100000458000000601D309BF548EC4EE9.png" xlink:type="simple" xlink:show="embed" xlink:actuate="onLoad" loext:mime-type="image/png"/></draw:frame></text:p>
      <text:p text:style-name="P14"/>
      <text:p text:style-name="P14"/>
      <text:p text:style-name="P14"/>
      <text:p text:style-name="P14"><draw:frame draw:style-name="fr1" draw:name="Image2" text:anchor-type="paragraph" svg:x="0.0055in" svg:y="0.0756in" svg:width="6.6929in" svg:height="0.772in" draw:z-index="3"><draw:image xlink:href="Pictures/10000201000005E4000000AEE803F21409F431FF.png" xlink:type="simple" xlink:show="embed" xlink:actuate="onLoad" loext:mime-type="image/png"/></draw:frame></text:p>
      <text:p text:style-name="P14">ghostIsNear:</text:p>
      <text:p text:style-name="P26">Dit feature wordt <text:span text:style-name="T24"><text:s/>-</text:span><text:span text:style-name="T12">∞ </text:span><text:span text:style-name="T15">wanneer er een ghost op onze positie staat </text:span><text:span text:style-name="T12"><text:s/>om te vermijden dat we sterven. </text:span><text:span text:style-name="T15">Anders wordt het 0 zodat het geen impact heeft op de score.</text:span></text:p>
      <text:p text:style-name="P23"/>
      <text:p text:style-name="P32">closestFood:</text:p>
      <text:p text:style-name="P17"><text:span text:style-name="T8">Dit feature geeft de afstand tot het dichstbijzijnde food. We gebruiken de reciprocal omdat we een hogere score willen wanneer de afstand kleiner wordt. </text:span></text:p>
      <text:p text:style-name="P17"/>
      <text:p text:style-name="P22">s.getScore():</text:p>
      <text:p text:style-name="P27"><text:span text:style-name="T14">D</text:span><text:span text:style-name="T10">it zorgt ervoor dat we zeker food en ghosts opeten wanneer we kunnen, want wanneer we een food opeten </text:span><text:span text:style-name="T19">closestFood</text:span><text:span text:style-name="T10"> omlaag gaan omdat de distance tot het closest food omhoog gaat. </text:span><text:span text:style-name="T19">s.getScore()</text:span><text:span text:style-name="T10"> gaat dit dus tegen want gaat zelf sterk omhoog wanneer we food eten.</text:span></text:p>
      <text:p text:style-name="P25"><text:span text:style-name="T14"/></text:p>
      <text:p text:style-name="P32"><text:soft-page-break/>closestCapsule:</text:p>
      <text:p text:style-name="P24"><text:span text:style-name="T10">Dit feature geeft de afstand tot het dichstbijzijnde </text:span><text:span text:style-name="T16">capsule</text:span><text:span text:style-name="T10">. We gebruiken de reciprocal omdat we een hogere score willen wanneer de afstand kleiner wordt. </text:span><text:span text:style-name="T16">We willen graag capsules opeten om ghosts op te eten</text:span><text:span text:style-name="T13">.</text:span></text:p>
      <text:p text:style-name="P19"/>
      <text:p text:style-name="P33"><text:span text:style-name="T25">closestFriendlyGhost</text:span>:</text:p>
      <text:p text:style-name="P29"><text:span text:style-name="T9">Dit feature geeft de afstand tot </text:span><text:span text:style-name="T21">de</text:span><text:span text:style-name="T9"> dichstbijzijnde </text:span><text:span text:style-name="T21">ghost die we kunnen opeten</text:span><text:span text:style-name="T9">. </text:span><text:span text:style-name="T21">Naast (weer) de reciprokal voor dezelfde reden geven we deze ook een hogere weight, omdat het eten van ghosts belangrijker is dan het eten van food en capsules, want deze kunnen we later nog opeten</text:span><text:span text:style-name="T9">. </text:span><text:span text:style-name="T22">We zien dat dit gewicht zeer nuttig is, want indien we de 2 in een 1 veranderen, krijgen we de volgende resultaten:</text:span></text:p>
      <text:p text:style-name="P30"><draw:frame draw:style-name="fr1" draw:name="Image5" text:anchor-type="paragraph" svg:x="0in" svg:y="0.0354in" svg:width="6.6929in" svg:height="0.7492in" draw:z-index="4"><draw:image xlink:href="Pictures/10000201000005B8000000A4A00479F8D82D4C01.png" xlink:type="simple" xlink:show="embed" xlink:actuate="onLoad" loext:mime-type="image/png"/></draw:frame><text:span text:style-name="T22">E</text:span><text:span text:style-name="T9">en daling van bijna 200 in de average score.</text:span></text:p>
      <text:p text:style-name="P29"><text:span text:style-name="T22"/></text:p>
      <text:p text:style-name="P5"><text:span text:style-name="T17">capsulesLeft</text:span><text:span text:style-name="T11">:</text:span></text:p>
      <text:p text:style-name="P28"><text:span text:style-name="T11">D</text:span><text:span text:style-name="T10">it feature is er omdat we geen punten krijgen van capsules te eten, maar we willen deze natuurlijk wel eten om </text:span><text:span text:style-name="T17">ghosts</text:span><text:span text:style-name="T10"> te kunnen eten. </text:span><text:span text:style-name="T17">Wa</text:span><text:span text:style-name="T10">nneer men een capsule eet, </text:span><text:span text:style-name="T17">daalt </text:span><text:span text:style-name="T20">closestCapsule</text:span><text:span text:style-name="T10">, en dus de score. In dit geval zou men pacman de capsule dus niet willen eten. </text:span><text:span text:style-name="T20">capsulesLeft</text:span><text:span text:style-name="T10"> er dus om dat te</text:span><text:span text:style-name="T13">gen te gaan, </text:span><text:span text:style-name="T17">en geeft weer hoeveel capsules er nog over zijn. We nemen weer de reciprokal, want we willen dat een capsule opeten een hogere score geeft. Om hier zeker van te zijn geven we het ook een groot gewicht. </text:span><text:span text:style-name="T18">Indien we dit niet doen krijgen we de volgende resultaten:</text:span></text:p>
      <text:p text:style-name="P20"><draw:frame draw:style-name="fr1" draw:name="Image6" text:anchor-type="paragraph" svg:x="0in" svg:y="0.0472in" svg:width="6.6929in" svg:height="0.7575in" draw:z-index="5"><draw:image xlink:href="Pictures/10000201000005CC000000A8730C88C99BBA2628.png" xlink:type="simple" xlink:show="embed" xlink:actuate="onLoad" loext:mime-type="image/png"/></draw:frame>Ook hier zien we een sterke daling in de average score, dit is dus ook een zeer nuttig gewi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d626" officeooo:paragraph-rsid="000ed62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October 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5:27:19.417934487</meta:creation-date>
    <dc:date>2020-11-08T14:40:44.530684798</dc:date>
    <meta:editing-duration>PT2H38M56S</meta:editing-duration>
    <meta:editing-cycles>35</meta:editing-cycles>
    <meta:generator>LibreOffice/6.0.7.3$Linux_X86_64 LibreOffice_project/00m0$Build-3</meta:generator>
    <meta:document-statistic meta:table-count="0" meta:image-count="6" meta:object-count="0" meta:page-count="2" meta:paragraph-count="26" meta:word-count="475" meta:character-count="2817" meta:non-whitespace-character-count="2358"/>
  </office:meta>
</office:document-meta>
</file>